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E2000002E6F1FD140F.png" manifest:media-type="image/png"/>
  <manifest:file-entry manifest:full-path="Pictures/1000020100000509000002E6CA1635E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43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objectwithoutfill">
      <style:graphic-properties svg:stroke-width="0.15cm" svg:stroke-color="#b3b300" draw:marker-start-width="0.425cm" draw:marker-end="Arrow" draw:marker-end-width="0.525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0000" fo:text-shadow="none" fo:font-weight="bold" style:font-weight-asian="bold" style:font-weight-complex="bold"/>
    </style:style>
    <style:style style:name="P4" style:family="paragraph">
      <style:text-properties fo:color="#b3b300" fo:text-shadow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fo:color="#b3b300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275cm" svg:x="0cm" svg:y="0cm">
          <draw:image xlink:href="Pictures/1000020100000509000002E6CA1635E7.png" xlink:type="simple" xlink:show="embed" xlink:actuate="onLoad">
            <text:p/>
          </draw:image>
        </draw:frame>
        <draw:frame draw:style-name="gr1" draw:text-style-name="P1" draw:layer="layout" svg:width="19.589cm" svg:height="11.627cm" svg:x="19.908cm" svg:y="0.057cm">
          <draw:image xlink:href="Pictures/10000201000004E2000002E6F1FD140F.png" xlink:type="simple" xlink:show="embed" xlink:actuate="onLoad">
            <text:p/>
          </draw:image>
        </draw:frame>
        <draw:frame draw:style-name="gr2" draw:text-style-name="P2" draw:layer="layout" svg:width="2.286cm" svg:height="1.393cm" svg:x="0cm" svg:y="0cm">
          <draw:text-box>
            <text:p><text:span text:style-name="T1">Front</text:span></text:p>
          </draw:text-box>
        </draw:frame>
        <draw:frame draw:style-name="gr3" draw:text-style-name="P2" draw:layer="layout" svg:width="2.286cm" svg:height="1.397cm" svg:x="20.193cm" svg:y="0cm">
          <draw:text-box>
            <text:p><text:span text:style-name="T1">Back</text:span></text:p>
          </draw:text-box>
        </draw:frame>
        <draw:line draw:style-name="gr4" draw:text-style-name="P1" draw:layer="layout" svg:x1="17.526cm" svg:y1="4.445cm" svg:x2="7.874cm" svg:y2="4.699cm">
          <text:p/>
        </draw:line>
        <draw:line draw:style-name="gr4" draw:text-style-name="P1" draw:layer="layout" svg:x1="17.526cm" svg:y1="3.937cm" svg:x2="11.049cm" svg:y2="2.921cm">
          <text:p/>
        </draw:line>
        <draw:line draw:style-name="gr4" draw:text-style-name="P1" draw:layer="layout" svg:x1="19.812cm" svg:y1="3.81cm" svg:x2="29.337cm" svg:y2="2.286cm">
          <text:p/>
        </draw:line>
        <draw:line draw:style-name="gr4" draw:text-style-name="P1" draw:layer="layout" svg:x1="19.812cm" svg:y1="4.191cm" svg:x2="25.908cm" svg:y2="3.81cm">
          <text:p/>
        </draw:line>
        <draw:line draw:style-name="gr4" draw:text-style-name="P1" draw:layer="layout" svg:x1="19.812cm" svg:y1="4.572cm" svg:x2="27.94cm" svg:y2="5.461cm">
          <text:p/>
        </draw:line>
        <draw:frame draw:style-name="gr5" draw:text-style-name="P3" draw:layer="layout" svg:width="2.413cm" svg:height="1.52cm" svg:x="17.526cm" svg:y="3.683cm">
          <draw:text-box>
            <text:p text:style-name="P3"><text:span text:style-name="T2">water</text:span></text:p>
          </draw:text-box>
        </draw:frame>
        <draw:line draw:style-name="gr6" draw:text-style-name="P1" draw:layer="layout" svg:x1="22.352cm" svg:y1="7.493cm" svg:x2="32.131cm" svg:y2="7.62cm">
          <text:p/>
        </draw:line>
        <draw:line draw:style-name="gr6" draw:text-style-name="P1" draw:layer="layout" svg:x1="19.05cm" svg:y1="7.493cm" svg:x2="8.89cm" svg:y2="8.382cm">
          <text:p/>
        </draw:line>
        <draw:frame draw:style-name="gr5" draw:text-style-name="P4" draw:layer="layout" svg:width="3.302cm" svg:height="1.52cm" svg:x="19.177cm" svg:y="6.989cm">
          <draw:text-box>
            <text:p text:style-name="P4"><text:span text:style-name="T3">Sodi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9.497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19T14:21:27</meta:creation-date>
    <meta:generator>LibreOffice/3.5$Linux_X86_64 LibreOffice_project/350m1$Build-2</meta:generator>
    <dc:date>2013-10-20T15:18:56</dc:date>
    <meta:editing-duration>PT1M9S</meta:editing-duration>
    <meta:editing-cycles>3</meta:editing-cycles>
    <meta:document-statistic meta:object-count="13"/>
  </office:meta>
</office:document-meta>
</file>